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gradient" draw:fill-gradient-name="Gradient_20_2" draw:gradient-step-count="35" draw:textarea-horizontal-align="justify" draw:textarea-vertical-align="middle" draw:auto-grow-height="false" fo:min-height="2.036cm" fo:min-width="0.864cm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gradient" draw:fill-gradient-name="Gradient_20_2" draw:gradient-step-count="35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956cm" svg:height="3.26cm" svg:x="0.025cm" svg:y="0.1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path draw:style-name="gr2" draw:text-style-name="P2" draw:layer="layout" svg:width="1.209cm" svg:height="0.311cm" draw:transform="skewX (0.00506145483078358) rotate (1.11212379937079) translate (0.735012265630291cm 1.58039190831024cm)" svg:viewBox="0 0 1210 312" svg:d="M0 312c401-471 1210-269 1210-269">
              <text:p/>
            </draw:path>
            <draw:path draw:style-name="gr2" draw:text-style-name="P2" draw:layer="layout" svg:width="1.211cm" svg:height="0.312cm" draw:transform="skewX (-0.00244346095279205) rotate (-2.00677957394308) translate (1.29324469847503cm 1.84654452330915cm)" svg:viewBox="0 0 1212 313" svg:d="M0 313c405-472 1212-270 1212-270">
              <text:p/>
            </draw:path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radial" draw:cx="60%" draw:cy="40%" draw:start-color="#b47804" draw:end-color="#eeeeee" draw:start-intensity="100%" draw:end-intensity="100%" draw:border="0%"/>
    <draw:gradient draw:name="Gradient_20_2" draw:display-name="Gradient 2" draw:style="radial" draw:cx="60%" draw:cy="40%" draw:start-color="#bbe33d" draw:end-color="#eeeeee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10:18:08.479000000</meta:creation-date>
    <dc:date>2021-06-02T10:33:48.692000000</dc:date>
    <meta:editing-duration>PT15M39S</meta:editing-duration>
    <meta:editing-cycles>2</meta:editing-cycles>
    <meta:generator>LibreOffice/7.0.1.2$Windows_X86_64 LibreOffice_project/7cbcfc562f6eb6708b5ff7d7397325de9e764452</meta:generator>
    <meta:document-statistic meta:object-count="5"/>
  </office:meta>
</office:document-meta>
</file>